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 Light" fo:font-size="11pt" fo:font-weight="bold" officeooo:paragraph-rsid="00118b8f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1pt" officeooo:paragraph-rsid="00118b8f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officeooo:paragraph-rsid="0012783a" style:font-size-asian="11pt" style:font-size-complex="11pt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alibri Light" fo:font-size="11pt" fo:font-weight="normal" officeooo:rsid="00118b8f" officeooo:paragraph-rsid="00118b8f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margin-left="0in" fo:margin-right="0in" fo:margin-top="0.0791in" fo:margin-bottom="0.0791in" style:contextual-spacing="false" fo:text-align="start" style:justify-single-word="false" fo:text-indent="0in" style:auto-text-indent="false"/>
      <style:text-properties fo:color="#000000" loext:opacity="100%" fo:font-size="11pt" fo:font-style="normal" officeooo:paragraph-rsid="0013a955" style:font-size-asian="11pt" style:font-style-asian="normal" style:font-size-complex="11pt" style:font-style-complex="normal"/>
    </style:style>
    <style:style style:name="P6" style:family="paragraph" style:parent-style-name="Header">
      <style:paragraph-properties fo:text-align="end" style:justify-single-word="false"/>
      <style:text-properties style:font-name="Calibri Light1" officeooo:rsid="0019ec49" officeooo:paragraph-rsid="0019ec49"/>
    </style:style>
    <style:style style:name="P7" style:family="paragraph" style:parent-style-name="Standard">
      <style:paragraph-properties fo:text-align="center" style:justify-single-word="false"/>
      <style:text-properties style:font-name="Calibri Light" fo:font-size="11pt" fo:font-weight="bold" officeooo:rsid="00118b8f" officeooo:paragraph-rsid="00118b8f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alibri Light" fo:font-size="11pt" fo:font-weight="normal" officeooo:rsid="00118b8f" officeooo:paragraph-rsid="00118b8f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alibri Light" fo:font-size="11pt" fo:font-weight="normal" officeooo:rsid="00122f92" officeooo:paragraph-rsid="00118b8f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alibri Light" fo:font-size="11pt" fo:font-weight="normal" officeooo:rsid="0012783a" officeooo:paragraph-rsid="0012783a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alibri Light" fo:font-size="12pt" fo:font-weight="bold" officeooo:rsid="00118b8f" officeooo:paragraph-rsid="00118b8f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1pt" officeooo:paragraph-rsid="00118b8f" style:font-size-asian="11pt" style:font-size-complex="11pt"/>
    </style:style>
    <style:style style:name="P13" style:family="paragraph" style:parent-style-name="Standard">
      <style:paragraph-properties fo:text-align="start" style:justify-single-word="false"/>
      <style:text-properties fo:font-size="11pt" officeooo:paragraph-rsid="0012783a" style:font-size-asian="11pt" style:font-size-complex="11pt"/>
    </style:style>
    <style:style style:name="P14" style:family="paragraph" style:parent-style-name="Standard">
      <style:paragraph-properties fo:text-align="start" style:justify-single-word="false"/>
      <style:text-properties fo:font-size="11pt" officeooo:paragraph-rsid="0013a955" style:font-size-asian="11pt" style:font-size-complex="11pt"/>
    </style:style>
    <style:style style:name="P15" style:family="paragraph" style:parent-style-name="Standard">
      <style:paragraph-properties fo:margin-left="1.4772in" fo:margin-right="0in" fo:margin-top="0.0791in" fo:margin-bottom="0.0791in" style:contextual-spacing="false" fo:text-align="start" style:justify-single-word="false" fo:text-indent="0in" style:auto-text-indent="false"/>
      <style:text-properties fo:color="#999999" loext:opacity="100%" style:font-name="Calibri Light" fo:font-size="10.5pt" fo:font-style="italic" fo:font-weight="normal" officeooo:rsid="0013a955" officeooo:paragraph-rsid="0013a955" style:font-size-asian="10.5pt" style:font-style-asian="italic" style:font-weight-asian="normal" style:font-size-complex="10.5pt" style:font-style-complex="italic" style:font-weight-complex="normal"/>
    </style:style>
    <style:style style:name="P16" style:family="paragraph" style:parent-style-name="Standard">
      <style:paragraph-properties fo:margin-left="1.4772in" fo:margin-right="0in" fo:margin-top="0.0791in" fo:margin-bottom="0.0791in" style:contextual-spacing="false" fo:text-align="start" style:justify-single-word="false" fo:text-indent="0in" style:auto-text-indent="false"/>
      <style:text-properties style:font-name="Calibri Light" fo:font-size="10.5pt" fo:font-weight="normal" officeooo:rsid="00118b8f" officeooo:paragraph-rsid="00118b8f" style:font-size-asian="10.5pt" style:font-weight-asian="normal" style:font-size-complex="10.5pt" style:font-weight-complex="normal"/>
    </style:style>
    <style:style style:name="P17" style:family="paragraph" style:parent-style-name="Standard">
      <style:paragraph-properties fo:margin-left="1.4772in" fo:margin-right="0in" fo:margin-top="0in" fo:margin-bottom="0in" style:contextual-spacing="false" fo:text-align="start" style:justify-single-word="false" fo:text-indent="0in" style:auto-text-indent="false"/>
      <style:text-properties fo:color="#b2b2b2" loext:opacity="100%" style:font-name="Calibri Light" fo:font-size="10.5pt" fo:font-style="italic" fo:font-weight="normal" officeooo:rsid="00158543" officeooo:paragraph-rsid="0013a955" style:font-size-asian="10.5pt" style:font-style-asian="italic" style:font-weight-asian="normal" style:font-size-complex="10.5pt" style:font-style-complex="italic" style:font-weight-complex="normal"/>
    </style:style>
    <style:style style:name="P18" style:family="paragraph" style:parent-style-name="Standard">
      <style:paragraph-properties fo:margin-left="0in" fo:margin-right="0in" fo:margin-top="0.0791in" fo:margin-bottom="0.0791in" style:contextual-spacing="false" fo:text-align="start" style:justify-single-word="false" fo:text-indent="0in" style:auto-text-indent="false"/>
      <style:text-properties fo:color="#000000" loext:opacity="100%" style:font-name="Calibri Light" fo:font-size="11pt" fo:font-style="normal" fo:font-weight="normal" officeooo:rsid="00118b8f" officeooo:paragraph-rsid="00118b8f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>
      <style:paragraph-properties fo:margin-left="0in" fo:margin-right="0in" fo:margin-top="0.0791in" fo:margin-bottom="0.0791in" style:contextual-spacing="false" fo:text-align="start" style:justify-single-word="false" fo:text-indent="0in" style:auto-text-indent="false"/>
      <style:text-properties fo:color="#000000" loext:opacity="100%" fo:font-size="11pt" fo:font-style="normal" fo:font-weight="normal" officeooo:rsid="00181d71" officeooo:paragraph-rsid="00181d71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paragraph-properties fo:margin-left="0in" fo:margin-right="0in" fo:margin-top="0.0791in" fo:margin-bottom="0.0791in" style:contextual-spacing="false" fo:text-align="start" style:justify-single-word="false" fo:text-indent="0in" style:auto-text-indent="false"/>
      <style:text-properties fo:color="#000000" loext:opacity="100%" fo:font-size="11pt" fo:font-style="normal" fo:font-weight="normal" officeooo:rsid="00181d71" officeooo:paragraph-rsid="0018f8b5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officeooo:paragraph-rsid="00158543"/>
    </style:style>
    <style:style style:name="T1" style:family="text">
      <style:text-properties style:font-name="Calibri Light" fo:font-weight="normal" officeooo:rsid="00118b8f" style:font-weight-asian="normal" style:font-weight-complex="normal"/>
    </style:style>
    <style:style style:name="T2" style:family="text">
      <style:text-properties style:font-name="Calibri Light" fo:font-weight="normal" officeooo:rsid="0013a955" style:font-weight-asian="normal" style:font-weight-complex="normal"/>
    </style:style>
    <style:style style:name="T3" style:family="text">
      <style:text-properties style:font-name="Calibri Light" fo:font-weight="normal" officeooo:rsid="00122f92" style:font-weight-asian="normal" style:font-weight-complex="normal"/>
    </style:style>
    <style:style style:name="T4" style:family="text">
      <style:text-properties style:font-name="Calibri Light" fo:font-weight="normal" officeooo:rsid="0012783a" style:font-weight-asian="normal" style:font-weight-complex="normal"/>
    </style:style>
    <style:style style:name="T5" style:family="text">
      <style:text-properties style:font-name="Calibri Light" fo:font-weight="normal" officeooo:rsid="00158543" style:font-weight-asian="normal" style:font-weight-complex="normal"/>
    </style:style>
    <style:style style:name="T6" style:family="text">
      <style:text-properties style:font-name="Calibri Light" fo:font-weight="bold" officeooo:rsid="00118b8f" style:font-weight-asian="bold" style:font-weight-complex="bold"/>
    </style:style>
    <style:style style:name="T7" style:family="text">
      <style:text-properties style:font-name="Calibri Light" fo:font-weight="bold" officeooo:rsid="0012783a" style:font-weight-asian="bold" style:font-weight-complex="bold"/>
    </style:style>
    <style:style style:name="T8" style:family="text">
      <style:text-properties style:font-name="Calibri Light" fo:font-weight="bold" officeooo:rsid="0013a955" style:font-weight-asian="bold" style:font-weight-complex="bold"/>
    </style:style>
    <style:style style:name="T9" style:family="text">
      <style:text-properties style:font-name="Calibri Light" officeooo:rsid="00118b8f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color="#1c1c1c" loext:opacity="100%" style:font-name="Calibri Light" fo:font-size="10pt" fo:font-style="italic" fo:font-weight="normal" officeooo:rsid="00158543" style:font-size-asian="10pt" style:font-style-asian="italic" style:font-weight-asian="normal" style:font-size-complex="10pt" style:font-style-complex="italic" style:font-weight-complex="normal"/>
    </style:style>
    <style:style style:name="T12" style:family="text">
      <style:text-properties fo:color="#1c1c1c" loext:opacity="100%" style:font-name="Calibri Light" fo:font-size="10pt" fo:font-style="italic" fo:font-weight="bold" officeooo:rsid="00158543" style:font-size-asian="10pt" style:font-style-asian="italic" style:font-weight-asian="bold" style:font-size-complex="10pt" style:font-style-complex="italic" style:font-weight-complex="bold"/>
    </style:style>
    <style:style style:name="T13" style:family="text">
      <style:text-properties fo:color="#999999" loext:opacity="100%"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Examen Xquery</text:p>
      <text:p text:style-name="P1"/>
      <text:p text:style-name="P4">Realiza las siguientes consultas XQuery a partir del archivo <text:span text:style-name="T10">alumnos_profesores.xml</text:span>, y ten en cuenta que solo dispones de la información expuesta en cada enunciado para obtener los resultados deseados.</text:p>
      <text:p text:style-name="P1"/>
      <text:p text:style-name="P2"><text:span text:style-name="T6">Ejercicio 1.- </text:span><text:span text:style-name="T1">Crea una consulta que devuelva el número total de alumnos y el número total de profesores del fichero xml. Muestra ambos resultados con las etiquetas &lt;num_alumnos&gt; y &lt;num_profesores&gt;</text:span></text:p>
      <text:p text:style-name="P2"><text:span text:style-name="T1"/></text:p>
      <text:p text:style-name="P8">let $i := count(/info_afuera/alumnos/alumno)</text:p>
      <text:p text:style-name="P8">let $j := count(/info_afuera/profesores/profesor)</text:p>
      <text:p text:style-name="P8"/>
      <text:p text:style-name="P8">return &lt;afuera&gt;&lt;num_alumnos&gt;{$i}&lt;/num_alumnos&gt;&lt;num_profesores&gt;{$j}&lt;/num_profesores&gt;&lt;/afuera&gt;</text:p>
      <text:p text:style-name="P8"/>
      <text:p text:style-name="P2"><text:span text:style-name="T6">Ejercicio 2.-</text:span><text:span text:style-name="T1"> Crea una consulta que devuelva el nombre y apellido de los alumnos nacidos </text:span><text:span text:style-name="T3">en el año 2001 o en 1999</text:span><text:span text:style-name="T1">. Muestra el resultado dentro de una misma etiqueta &lt;alumno&gt; como se muestra en el ejemplo.</text:span></text:p>
      <text:p text:style-name="P16"><text:span text:style-name="T13">&lt;alumno&gt;García, Sergio&lt;/alumno&gt; </text:span></text:p>
      <text:p text:style-name="P18">for $i in /info_afuera/alumnos/alumno</text:p>
      <text:p text:style-name="P18">where starts-with($i/fecha_nacimiento,"2001") or starts-with($i/fecha_nacimiento,"1999")</text:p>
      <text:p text:style-name="P18"/>
      <text:p text:style-name="P18">return &lt;alumno&gt;{$i/apellido/text(),',',$i/nombre/text()}&lt;/alumno&gt;</text:p>
      <text:p text:style-name="P11"/>
      <text:p text:style-name="P2"><text:span text:style-name="T6">Ejercicio 3.-</text:span><text:span text:style-name="T1"> Crea una consulta que devuelva </text:span><text:span text:style-name="T4">el nombre, apellido y código de los profesores con grado DAM, DAW O ASIR. Muestra el resultado etiquetando la información de cada profesos con &lt;info_pro&gt; y ordena el resultado por la fecha de nacimiento de cada uno de ellos.</text:span></text:p>
      <text:p text:style-name="P2"><text:span text:style-name="T4"/></text:p>
      <text:p text:style-name="P2"><text:span text:style-name="T4">for $i in /info_afuera/profesores/profesor</text:span></text:p>
      <text:p text:style-name="P2"><text:span text:style-name="T4">where $i/@grado = "ASIR" or $i/@grado = "DAM" or $i/@grado = "DAW"</text:span></text:p>
      <text:p text:style-name="P2"><text:span text:style-name="T4">order by $i/fecha_nacimiento</text:span></text:p>
      <text:p text:style-name="P2"><text:span text:style-name="T4"/></text:p>
      <text:p text:style-name="P2"><text:span text:style-name="T4">return &lt;info_pro&gt;&lt;nombre&gt;{$i/nombre/text()}&lt;/nombre&gt;&lt;apellido&gt;{$i/apellido/text()}&lt;/apellido&gt;&lt;cod&gt;{$i/@cod}&lt;/cod&gt;&lt;/info_pro&gt;</text:span></text:p>
      <text:p text:style-name="P8"/>
      <text:p text:style-name="P2"><text:span text:style-name="T6">Ejercicio 4.-</text:span><text:span text:style-name="T1"> Crea una consulta que devuelva </text:span><text:span text:style-name="T3">la información de los alumnos que NO vivan en Madrid. Ordena el resultado por el nombre de los alumnos.</text:span></text:p>
      <text:p text:style-name="P2"><text:span text:style-name="T3"/></text:p>
      <text:p text:style-name="P2"><text:span text:style-name="T3">for $i in /info_afuera/alumnos/alumno</text:span></text:p>
      <text:p text:style-name="P2"><text:span text:style-name="T3">where $i/@ciudad != "Madrid"</text:span></text:p>
      <text:p text:style-name="P2"><text:span text:style-name="T3">order by $i/nombre</text:span></text:p>
      <text:p text:style-name="P2"><text:span text:style-name="T3"/></text:p>
      <text:p text:style-name="P2"><text:span text:style-name="T3">return $i</text:span></text:p>
      <text:p text:style-name="P9"/>
      <text:p text:style-name="P3"><text:span text:style-name="T6">Ejercicio </text:span><text:span text:style-name="T7">5</text:span><text:span text:style-name="T6">.-</text:span><text:span text:style-name="T1"> Crea una consulta que devuelva </text:span><text:span text:style-name="T3">la información de los alumnos </text:span><text:span text:style-name="T4">con estudios superiores y nombres con menos de 7 caracteres.</text:span></text:p>
      <text:p text:style-name="P3"><text:span text:style-name="T4"/></text:p>
      <text:p text:style-name="P3"><text:span text:style-name="T4">for $i in /info_afuera/alumnos/alumno</text:span></text:p>
      <text:p text:style-name="P3"><text:span text:style-name="T4">where $i/estudios/@tipo = "superiores" and string-length(/$i/nombre/text()) &lt; 7</text:span></text:p>
      <text:p text:style-name="P3"><text:span text:style-name="T4">order by $i/nombre</text:span></text:p>
      <text:p text:style-name="P3"><text:span text:style-name="T4"/></text:p>
      <text:p text:style-name="P3"><text:span text:style-name="T4">return $i</text:span></text:p>
      <text:p text:style-name="P10"><text:soft-page-break/></text:p>
      <text:p text:style-name="P3"><text:span text:style-name="T6">Ejercicio </text:span><text:span text:style-name="T7">6</text:span><text:span text:style-name="T6">.-</text:span><text:span text:style-name="T1"> Crea una consulta que devuelva </text:span><text:span text:style-name="T3">la información de</text:span><text:span text:style-name="T4"> los alumnos con mayor y menor nota media. Muestra el resultado con las etiquetas &lt;mejor_media&gt; y &lt;peor_media&gt;.</text:span></text:p>
      <text:p text:style-name="P3"><text:span text:style-name="T4"/></text:p>
      <text:p text:style-name="P3"><text:span text:style-name="T4">let $i := max(/info_afuera/alumnos/alumno/nota_media/text())</text:span></text:p>
      <text:p text:style-name="P3"><text:span text:style-name="T4">let $j := min(/info_afuera/alumnos/alumno/nota_media/text())</text:span></text:p>
      <text:p text:style-name="P3"><text:span text:style-name="T4"/></text:p>
      <text:p text:style-name="P3"><text:span text:style-name="T4">return &lt;notas&gt;&lt;mejor_media&gt;&lt;/mejor_media&gt;{for $a in //alumnos/alumno where $a/nota_media = $i return $a}&lt;peor_media&gt;{for $b in //alumnos/alumno where $b/nota_media = $j return $b}&lt;/peor_media&gt;&lt;/notas&gt;</text:span></text:p>
      <text:p text:style-name="P10"/>
      <text:p text:style-name="P14"><text:span text:style-name="T7">E</text:span><text:span text:style-name="T8">jercicio 7.- </text:span><text:span text:style-name="T2">Crea una consulta que devuelva la información del alumno con el mismo apellido que el profesor del grado de DAM. Muestra el resultado en una misma etiqueta &lt;alum&gt; cómo se ve muestra en el ejemplo.</text:span></text:p>
      <text:p text:style-name="P15">&lt;alum&gt;Sergio, Garcia, 2001-07-11, True, 5&lt;/alum&gt;</text:p>
      <text:p text:style-name="P19"><text:span text:style-name="T9">for $i in /info_afuera/alumnos/alumno</text:span></text:p>
      <text:p text:style-name="P19"><text:span text:style-name="T9">where $i/apellido/text() = /info_afuera/profesores/profesor/apellido/text()</text:span></text:p>
      <text:p text:style-name="P19"><text:span text:style-name="T9"/></text:p>
      <text:p text:style-name="P19"><text:span text:style-name="T9">return &lt;alum&gt;{$i/nombre/text(),',',$i/apellido/text(),',',$i/fecha_nacimiento/text(),',',$i/estudios/text(),',',$i/nota_media/text()}&lt;/alum&gt;</text:span></text:p>
      <text:p text:style-name="P5"><text:span text:style-name="T6">Ejercicio </text:span><text:span text:style-name="T8">8</text:span><text:span text:style-name="T6">.-</text:span><text:span text:style-name="T1"> Crea una consulta que devuelva </text:span><text:span text:style-name="T3">la información de</text:span><text:span text:style-name="T4"> los alumnos, </text:span><text:span text:style-name="T5">y además, la nota media de estos. Muestra el resultado como se muestra en el ejemplo.</text:span></text:p>
      <text:p text:style-name="P17">&lt;notas&gt;</text:p>
      <text:p text:style-name="P17"><text:s text:c="2"/>&lt;alumnos&gt;</text:p>
      <text:p text:style-name="P17"><text:s text:c="4"/>&lt;alumno DNI="DNI-01"&gt;Luis: 8&lt;/alumno&gt;</text:p>
      <text:p text:style-name="P17"><text:s text:c="4"/>&lt;alumno DNI="DNI-02"&gt;Sergio: 5&lt;/alumno&gt;</text:p>
      <text:p text:style-name="P17"><text:s text:c="4"/>&lt;alumno DNI="DNI-03"&gt;Nuria: 10&lt;/alumno&gt;</text:p>
      <text:p text:style-name="P17"><text:s text:c="2"/>&lt;/alumnos&gt;</text:p>
      <text:p text:style-name="P17"><text:s text:c="2"/>&lt;media&gt;7.666666666666667&lt;/media&gt;</text:p>
      <text:p text:style-name="P17">&lt;/notas&gt;</text:p>
      <text:p text:style-name="P21"><text:span text:style-name="T11">*Para poder realizar el ejercicio 8 deberás realizar una consulta dentro de otra, guardando los resultados de cada alumno en una variable, como se muestra en el siguiente ejemplo: <text:s text:c="2"/></text:span><text:span text:style-name="T12">Let $variable := (for $x in //alumno.. return $x)</text:span></text:p>
      <text:p text:style-name="P21"><text:span text:style-name="T12"/></text:p>
      <text:p text:style-name="P20"><text:span text:style-name="T9">let $media := avg(/info_afuera/alumnos/alumno/nota_media/text())</text:span></text:p>
      <text:p text:style-name="P20"><text:span text:style-name="T9"/></text:p>
      <text:p text:style-name="P20"><text:span text:style-name="T9">return <text:s/></text:span></text:p>
      <text:p text:style-name="P20"><text:span text:style-name="T9">&lt;notas&gt;</text:span></text:p>
      <text:p text:style-name="P20"><text:span text:style-name="T9"><text:s text:c="2"/>&lt;alumnos&gt;{for $hola in //alumnos/alumno return&lt;alumno&gt;{$hola/@DNI, $hola/nombre/text(),":",$hola/nota_media/text()}&lt;/alumno&gt;}&lt;/alumnos&gt;</text:span></text:p>
      <text:p text:style-name="P20"><text:span text:style-name="T9"><text:s text:c="2"/>&lt;media&gt;{$media}&lt;/media&gt;</text:span></text:p>
      <text:p text:style-name="P20"><text:span text:style-name="T9">&lt;/notas&gt;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5437in" style:type="center"/>
          <style:tab-stop style:position="7.0874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5437in" style:type="center"/>
          <style:tab-stop style:position="7.0874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Calibri Light1" officeooo:rsid="0019ec49" officeooo:paragraph-rsid="0019ec49"/>
    </style:style>
    <style:page-layout style:name="Mpm1">
      <style:page-layout-properties fo:page-width="8.2681in" fo:page-height="11.6929in" style:num-format="1" style:print-orientation="portrait" fo:margin-top="0.5902in" fo:margin-bottom="0.5902in" fo:margin-left="0.5902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Daniel Izquierdo Bonilla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1T13:32:17.407000000</meta:creation-date>
    <dc:date>2022-03-28T10:40:11.614000000</dc:date>
    <meta:editing-duration>PT25M28S</meta:editing-duration>
    <meta:editing-cycles>5</meta:editing-cycles>
    <meta:generator>LibreOffice/7.0.6.2$Windows_X86_64 LibreOffice_project/144abb84a525d8e30c9dbbefa69cbbf2d8d4ae3b</meta:generator>
    <meta:document-statistic meta:table-count="0" meta:image-count="0" meta:object-count="0" meta:page-count="2" meta:paragraph-count="52" meta:word-count="469" meta:character-count="3935" meta:non-whitespace-character-count="3491"/>
  </office:meta>
</office:document-meta>
</file>